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3C0000026F55A8501D741F936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5.916cm" draw:z-index="0"><draw:image xlink:href="Pictures/100002010000073C0000026F55A8501D741F936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5T15:20:02.057669639</meta:creation-date>
    <dc:date>2021-03-25T15:45:23.673703517</dc:date>
    <meta:editing-duration>PT25M2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2.7.1$Linux_X86_64 LibreOffice_project/20$Build-1</meta:generator>
  </office:meta>
</office:document-meta>
</file>